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0000000C8D8B18C05C4343078.jpg" manifest:media-type="image/jpeg"/>
  <manifest:file-entry manifest:full-path="Pictures/10000000000000B4000000DD5CD2D2F29F535CD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000000" draw:marker-start-width="0.684cm" draw:marker-start-center="false" draw:marker-end-width="0.684cm" draw:marker-end-center="false" draw:fill="solid" draw:fill-color="#00b8ff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986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987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988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989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990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991" svg:stroke-width="0.152cm" svg:stroke-color="#000000" draw:marker-start-width="0.38cm" draw:marker-start-center="false" draw:marker-end-width="0.38cm" draw:marker-end-center="false" draw:fill="solid" draw:fill-color="#00b8ff" draw:fill-image-width="0cm" draw:fill-image-height="0cm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1.891cm" svg:height="1.754cm" svg:x="7.007cm" svg:y="12.784cm" draw:kind="arc" draw:start-angle="90.34" draw:end-angle="270.62">
              <text:p/>
            </draw:ellipse>
            <draw:line draw:style-name="gr1" draw:text-style-name="P1" draw:layer="layout" svg:x1="7.948cm" svg:y1="12.784cm" svg:x2="9.474cm" svg:y2="12.784cm">
              <text:p/>
            </draw:line>
            <draw:line draw:style-name="gr1" draw:text-style-name="P1" draw:layer="layout" svg:x1="7.972cm" svg:y1="14.529cm" svg:x2="9.498cm" svg:y2="14.529cm">
              <text:p/>
            </draw:line>
          </draw:g>
          <draw:g>
            <draw:g>
              <draw:ellipse draw:style-name="gr2" draw:text-style-name="P2" draw:layer="layout" svg:width="2.994cm" svg:height="3.562cm" svg:x="9.39cm" svg:y="12.603cm" draw:kind="arc" draw:start-angle="36.78" draw:end-angle="143.4">
                <text:p/>
              </draw:ellipse>
              <draw:ellipse draw:style-name="gr3" draw:text-style-name="P2" draw:layer="layout" svg:width="2.988cm" svg:height="3.562cm" draw:transform="rotate (-3.14159265358979) translate (12.353cm 14.002cm)" draw:kind="arc" draw:start-angle="36.78" draw:end-angle="143.4">
                <text:p/>
              </draw:ellipse>
            </draw:g>
            <draw:line draw:style-name="gr4" draw:text-style-name="P2" draw:layer="layout" svg:x1="10.383cm" svg:y1="14.311cm" svg:x2="10.383cm" svg:y2="14.786cm">
              <text:p/>
            </draw:line>
            <draw:line draw:style-name="gr5" draw:text-style-name="P2" draw:layer="layout" svg:x1="10.737cm" svg:y1="14.303cm" svg:x2="10.737cm" svg:y2="14.778cm">
              <text:p/>
            </draw:line>
            <draw:line draw:style-name="gr6" draw:text-style-name="P2" draw:layer="layout" svg:x1="11.099cm" svg:y1="14.278cm" svg:x2="11.099cm" svg:y2="14.757cm">
              <text:p/>
            </draw:line>
            <draw:line draw:style-name="gr7" draw:text-style-name="P2" draw:layer="layout" svg:x1="11.457cm" svg:y1="14.278cm" svg:x2="11.457cm" svg:y2="14.757cm">
              <text:p/>
            </draw:line>
          </draw:g>
          <draw:frame draw:style-name="gr8" draw:text-style-name="P3" draw:layer="layout" svg:width="3.571cm" svg:height="4.384cm" svg:x="5.938cm" svg:y="15.285cm">
            <draw:image xlink:href="Pictures/10000000000000B4000000DD5CD2D2F29F535CDE.jpg" xlink:type="simple" xlink:show="embed" xlink:actuate="onLoad">
              <text:p/>
            </draw:image>
          </draw:frame>
          <draw:frame draw:style-name="gr8" draw:text-style-name="P3" draw:layer="layout" svg:width="4.444cm" svg:height="3.968cm" svg:x="9.723cm" svg:y="15.137cm">
            <draw:image xlink:href="Pictures/10000000000000E0000000C8D8B18C05C4343078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86" draw:display-name="Dashed (var) 3986" draw:style="rect" draw:dots1="1" draw:dots1-length="0.006cm" draw:dots2="1" draw:dots2-length="0.006cm" draw:distance="0.006cm"/>
    <draw:stroke-dash draw:name="Dashed_20__28_var_29__20_3987" draw:display-name="Dashed (var) 3987" draw:style="rect" draw:dots1="1" draw:dots1-length="0.006cm" draw:dots2="1" draw:dots2-length="0.006cm" draw:distance="0.006cm"/>
    <draw:stroke-dash draw:name="Dashed_20__28_var_29__20_3988" draw:display-name="Dashed (var) 3988" draw:style="rect" draw:dots1="1" draw:dots1-length="0.006cm" draw:dots2="1" draw:dots2-length="0.006cm" draw:distance="0.006cm"/>
    <draw:stroke-dash draw:name="Dashed_20__28_var_29__20_3989" draw:display-name="Dashed (var) 3989" draw:style="rect" draw:dots1="1" draw:dots1-length="0.006cm" draw:dots2="1" draw:dots2-length="0.006cm" draw:distance="0.006cm"/>
    <draw:stroke-dash draw:name="Dashed_20__28_var_29__20_3990" draw:display-name="Dashed (var) 3990" draw:style="rect" draw:dots1="1" draw:dots1-length="0.006cm" draw:dots2="1" draw:dots2-length="0.006cm" draw:distance="0.006cm"/>
    <draw:stroke-dash draw:name="Dashed_20__28_var_29__20_3991" draw:display-name="Dashed (var) 399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45:18.362014751</meta:creation-date>
    <dc:date>2018-05-12T14:47:45.782371280</dc:date>
    <meta:editing-duration>PT2M28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